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paragraph-rsid="001f335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paragraph-rsid="0058cb7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5fdf9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65c1a6" officeooo:paragraph-rsid="0065c1a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67cbb4" officeooo:paragraph-rsid="0067cbb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rsid="000fee7c" officeooo:paragraph-rsid="001f335d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5ac169" officeooo:paragraph-rsid="005ac169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5dcdb1" officeooo:paragraph-rsid="005dcdb1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5ed2e6" officeooo:paragraph-rsid="005ed2e6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5f6071" officeooo:paragraph-rsid="005f6071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5fdf92" officeooo:paragraph-rsid="005fdf92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66eb21" officeooo:paragraph-rsid="0066eb21" style:font-weight-asian="normal" style:font-weight-complex="normal"/>
    </style:style>
    <style:style style:name="T1" style:family="text">
      <style:text-properties officeooo:rsid="0033525a"/>
    </style:style>
    <style:style style:name="T2" style:family="text">
      <style:text-properties style:font-name="Times New Roman" fo:font-size="12pt" officeooo:rsid="000fee7c" style:font-size-asian="12pt" style:font-size-complex="12pt"/>
    </style:style>
    <style:style style:name="T3" style:family="text">
      <style:text-properties officeooo:rsid="0028cf08"/>
    </style:style>
    <style:style style:name="T4" style:family="text">
      <style:text-properties officeooo:rsid="0058cb78"/>
    </style:style>
    <style:style style:name="T5" style:family="text">
      <style:text-properties officeooo:rsid="0059595d"/>
    </style:style>
    <style:style style:name="T6" style:family="text">
      <style:text-properties officeooo:rsid="005c12ac"/>
    </style:style>
    <style:style style:name="T7" style:family="text">
      <style:text-properties officeooo:rsid="0060ef9b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luno: João Paulo Back</text:p>
      <text:p text:style-name="P6">Professor: <text:span text:style-name="T1">Cristhian Heck</text:span></text:p>
      <text:p text:style-name="P6">Disciplina: <text:span text:style-name="T1">Sistemas Operacionais</text:span></text:p>
      <text:p text:style-name="P6"/>
      <text:p text:style-name="P1"><text:span text:style-name="T2">1 - </text:span><text:span text:style-name="T3">Pesquise e justifique os motivos do Google desenvolver seu próprio sistema de arquivos para seus servidores de busca: The Google File System.</text:span></text:p>
      <text:p text:style-name="P1"/>
      <text:p text:style-name="P7">A implementação do Google File System foi necessária pela alta demanada de processamento de dados da Google. <text:span text:style-name="T6">Ele possui muitas características comuns com outros sistemas de arquivos distribuídos, porém foi adaptado a cargas de trabalho e ao ambiente tecnológico da Google.</text:span></text:p>
      <text:p text:style-name="P1"/>
      <text:p text:style-name="P2">2. Sobre desfragmentação:</text:p>
      <text:p text:style-name="P2">a) Justifique o porquê da desfragmentação de disco deixar o sistema mais rápido.</text:p>
      <text:p text:style-name="P2"/>
      <text:p text:style-name="P8">Os arquivos no disco são armazenados em “fragmentos”, fazendo com que a velocidade de leitura e de gravação dos dados no HD seja mais lenta, pois o HD precisa buscar esses “fragmentos” espalhados no disco.</text:p>
      <text:p text:style-name="P2"/>
      <text:p text:style-name="P2">b) Quais são as diferenças nos benefícios da desfragmentação entre um HDD e um SSD? </text:p>
      <text:p text:style-name="P2"/>
      <text:p text:style-name="P2"/>
      <text:p text:style-name="P2"/>
      <text:p text:style-name="P2"><text:span text:style-name="T4">3) </text:span>Por que o sistema de arquivos FAT16 não é mais utilizado atualmente? Justifique.</text:p>
      <text:p text:style-name="P2"/>
      <text:p text:style-name="P9">O sistema de arquivos FAT16 não é mais utilizado por causa do desperdício. Ele utiliza clusters de até 64 KB de tamanho, então se um arquivo ocupa cerca de 4KB de tamanho e for alocado em um cluster, ele utilizará 4KB do cluster e o restante (60KB) ficará inutilizável, apesar da memória estar livre fisicamente.</text:p>
      <text:p text:style-name="P2"/>
      <text:p text:style-name="P2">4<text:span text:style-name="T4">)</text:span> Existe um sistema de arquivos FAT64. Sobre ele:</text:p>
      <text:p text:style-name="P2"/>
      <text:p text:style-name="P2">a) Qual é o nome deste SA?</text:p>
      <text:p text:style-name="P2"/>
      <text:p text:style-name="P10">Extended File Allocation Table, ou simplesmente FAAT64.</text:p>
      <text:p text:style-name="P2"/>
      <text:p text:style-name="P3">b) Quais são os seus limites para tamanhos máximos de volume e de arquivos? </text:p>
      <text:p text:style-name="P3"/>
      <text:p text:style-name="P11">Volume: 2^32</text:p>
      <text:p text:style-name="P11">Arquivo: <text:span text:style-name="T7">16 Exabytes</text:span></text:p>
      <text:p text:style-name="P3"/>
      <text:p text:style-name="P3">c) Quais são as principais diferenças dele para o NTFS?</text:p>
      <text:p text:style-name="P3"/>
      <text:p text:style-name="P3"/>
      <text:p text:style-name="P2">5<text:span text:style-name="T5">)</text:span> Ao formatar um Pen Drive, justifique os critérios que devem ser levados em consideração no momento da escolha do:</text:p>
      <text:p text:style-name="P2"/>
      <text:p text:style-name="P2"/>
      <text:p text:style-name="P2">a) Sistema de arquivos.</text:p>
      <text:p text:style-name="P2"/>
      <text:p text:style-name="P4">FAT: <text:span text:style-name="T8">Pois com esse sistema de arquivos pode-se garantir que a leitura e a gravação dos dados serão realizadas em qualquer sistema operacional (Linux, Windows ou MacOS).</text:span></text:p>
      <text:p text:style-name="P2"/>
      <text:p text:style-name="P2"><text:soft-page-break/>b) Tamanho do cluster/bloco/unidade de alocação.</text:p>
      <text:p text:style-name="P12"/>
      <text:p text:style-name="P12">Para pendrives que armazenam arquivos pequenos, é ideal utilizar tamanho de clusters mais pequenos.</text:p>
      <text:p text:style-name="P2"/>
      <text:p text:style-name="P2"><text:span text:style-name="T5">6) </text:span>Sobre os métodos de alocação em disco (contíguo, encadeado, indexado), pesquise e justifique qual método se adapta melhor ao HDD e qual se adapta melhor ao SSD.</text:p>
      <text:p text:style-name="P2"/>
      <text:p text:style-name="P2"/>
      <text:p text:style-name="P2"/>
      <text:p text:style-name="P2">7<text:span text:style-name="T5">) </text:span>FAT32 é plenamente suportado tanto em Linux quanto em Windows. Pesquise informações sobre como ocorre o uso de NTFS em Linux e Ext em Window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) Quais são as diferenças nos benefícios da desfragmentação entre um HDD e um SSD?</text:p>
      <text:p text:style-name="P2"/>
      <text:p text:style-name="P5">HD:</text:p>
      <text:p text:style-name="P5">SSD: <text:span text:style-name="T8">Desfragmentar um SSD não traz benefícios para o dispositivo, mas sim, resulta em um grande consumo d</text:span> </text:p>
      <text:p text:style-name="P2"/>
      <text:p text:style-name="P2">Os discos rígidos utilizam pequenas estruturas magnéticas para informar o valor de cada informação e nos drives sólidos isso acontece de uma maneira eletrônica, graças à energia elétrica armazenada ali.</text:p>
      <text:p text:style-name="P2"/>
      <text:p text:style-name="P2">O método de gravação dos SSDs fazem com que tenham um número de gravações mais limitado, desfragmentar um SSD resulta em um grande consumo de espaço durante o período da desfragmentação, fazendo com que o processo reduza a vida útil do SDD. Além disso, a desfragmentação é um processo inútil nos SSDs, pois os SSDs não utilizam leitores mecânicos e sim processos elétricos, fazendo com que a informação possa ser acessada de qualquer lugar com a mesma rapidez. Por isso, desfragmentar um SSD pode ser uma péssima ideia.</text:p>
      <text:p text:style-name="P2">c) Quais são as principais diferenças dele para o NTFS?</text:p>
      <text:p text:style-name="P2"/>
      <text:p text:style-name="P2">- exFAT ou FAT64</text:p>
      <text:p text:style-name="P2">Admite armazenamento de arquivos únicos com mais de 4 GB.</text:p>
      <text:p text:style-name="P2">Compatível com partições maiores que 32 GB.</text:p>
      <text:p text:style-name="P2">Possui menos fragmentação e grande economia de espaço.</text:p>
      <text:p text:style-name="P2">Compatível com vários sistemas operacionais.</text:p>
      <text:p text:style-name="P2">- NTFS</text:p>
      <text:p text:style-name="P2">Suporta formatação de unidades com mais de 32 GB.</text:p>
      <text:p text:style-name="P2">Tecnologia de compactação permite economia de espaço em disco.</text:p>
      <text:p text:style-name="P2"><text:soft-page-break/>Possui sistemas de segurança e backup (como journaling).</text:p>
      <text:p text:style-name="P2">Suporte ao armazenamento de arquivos com até 4 G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8:36:58.594000000</meta:creation-date>
    <dc:date>2019-06-10T11:08:43.261000000</dc:date>
    <meta:editing-duration>PT5H35M34S</meta:editing-duration>
    <meta:editing-cycles>49</meta:editing-cycles>
    <meta:generator>LibreOffice/5.4.3.2$Windows_X86_64 LibreOffice_project/92a7159f7e4af62137622921e809f8546db437e5</meta:generator>
    <meta:document-statistic meta:table-count="0" meta:image-count="0" meta:object-count="0" meta:page-count="3" meta:paragraph-count="41" meta:word-count="620" meta:character-count="3747" meta:non-whitespace-character-count="3165"/>
  </office:meta>
</office:document-meta>
</file>